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4">
            <text:p>first order</text:p>
          </table:table-cell>
          <table:table-cell office:value-type="string">
            <text:p>Zbior klockow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Antypalindrom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it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aginiona litera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Liczb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 I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olve problems (in 4 hours)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3"/>
          <table:table-cell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0">30.01.2025</text:date>, <text:time>19:28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30T19:28:49.03</dc:date>
    <dc:creator>Marek P3mar</dc:creator>
    <meta:editing-duration>PT42M12S</meta:editing-duration>
    <meta:editing-cycles>38</meta:editing-cycles>
    <meta:generator>OpenOffice/4.1.13$Win32 OpenOffice.org_project/4113m1$Build-9810</meta:generator>
    <meta:document-statistic meta:table-count="3" meta:cell-count="63" meta:object-count="0"/>
  </office:meta>
</office:document-meta>
</file>